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5">
            <text:p>25</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86">
            <text:p>86</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55">
            <text:p>25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0">08/30/2011</text:date>, <text:time>17:23:5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30T17:23:52.18</dc:date>
    <meta:editing-cycles>2367</meta:editing-cycles>
    <meta:editing-duration>PT152H12M37S</meta:editing-duration>
    <meta:document-statistic meta:table-count="18" meta:cell-count="8308" meta:object-count="0"/>
  </office:meta>
</office:document-meta>
</file>